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xploring evolution of money</text:p>
      <text:p text:style-name="Standard"/>
      <text:p text:style-name="P1">Title- A comparative anaysis of cash versus electronic money in Today's modern financial landscape</text:p>
      <text:p text:style-name="P1"/>
      <text:p text:style-name="P1">In today's rapidly evolving financial landscape, the mode of transaction has a significant transformation. The rise of elecronic money, alongside the conventional cash, has sparked a debate over merits and demerits of each other.</text:p>
      <text:p text:style-name="P1"/>
      <text:p text:style-name="P1">Cash, as physical form of currency, has been a cornerstone of transaction for centuries. Its tangible nature provides a sense of security and autonomy to users. Moreover, cash transaction offers immediate settlement of money and are resistant to cyber threats such as data breaches, malware attacks, and phishing attacks. Aditionally, cash provides universal accessability, since they do not rely on electronic infrastructure ot network connectivity. This accessability is particularly very important for the regions where there is lack of electronic infrastructure and network connectivity.</text:p>
      <text:p text:style-name="P1"/>
      <text:p text:style-name="P1">However, cash is vulnerable to physical loss and thefts. Moreover, it poses some logistical challenges in business. Aditionally, excessive use of cash can facilitate illicit activities such as money laundering and tax evasion, due to untraceable nature of it.</text:p>
      <text:p text:style-name="P1"/>
      <text:p text:style-name="P1">Electronic money, on the other hand, represents a digital form of currency stored in banking computer system. It has various forms, such as debit and credit cards, mobile payment platforms, and cryptocurrencies like Bitcoin. Electronic money offers convenience and efficiency, enabling seamless transaction across geographical boundaries and time zone. Moreover, electronic money enables business to expand their customer bases globally.</text:p>
      <text:p text:style-name="P1"/>
      <text:p text:style-name="P1">Additionally, Electronic money promotes accountability and transparency through digital records of transactions, being traceable nature, it is useful in combating illicit activities such as money laundering and tax evasion.</text:p>
      <text:p text:style-name="P1"/>
      <text:p text:style-name="P1">However, electronic money also presents challenges, it is vulnerble to cyber attacks such as hacking, identity thefts, and data breaches. Moreover, it faces problems specially, in the region where there is poor electronic network connectivity a. Moreover, reliance on electronic infrastructure make transaction susceptible to disruption, due to network issues. Finally, in conclusion, the choice between cash and electronic money involves trade-off among accountability, accessability, convenience and efficiency. Cash offers cost-effective solutions and universal accessability. They also face some logistical challenges.</text:p>
      <text:p text:style-name="P1"/>
      <text:p text:style-name="P1">On the other hand, electronic money provides security, accountability, and transparency, but may incur transaction fe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3T10:23:35.745177572</meta:creation-date>
    <meta:generator>LibreOffice/7.3.7.2$Linux_X86_64 LibreOffice_project/30$Build-2</meta:generator>
    <dc:date>2024-06-03T10:56:11.017909048</dc:date>
    <meta:editing-duration>PT12M25S</meta:editing-duration>
    <meta:editing-cycles>2</meta:editing-cycles>
    <meta:document-statistic meta:table-count="0" meta:image-count="0" meta:object-count="0" meta:page-count="1" meta:paragraph-count="9" meta:word-count="361" meta:character-count="2607" meta:non-whitespace-character-count="2255"/>
  </office:meta>
</office:document-meta>
</file>